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ira Code" svg:font-family="'Fira Code', 'Fira Mono', Menlo, Consolas, 'DejaVu Sans Mono', monospac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modern" style:font-pitch="fixed"/>
    <style:font-face style:name="Noto Serif CJK JP" svg:font-family="'Noto Serif CJK JP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loext:graphic-properties draw:fill="solid" draw:fill-color="#ffffff" draw:opacity="100%"/>
      <style:paragraph-properties fo:background-color="#ffffff"/>
    </style:style>
    <style:style style:name="P2" style:family="paragraph" style:parent-style-name="Heading_20_2">
      <loext:graphic-properties draw:fill="solid" draw:fill-color="#ffffff" draw:opacity="100%"/>
      <style:paragraph-properties fo:background-color="#ffffff"/>
      <style:text-properties fo:color="#000000" loext:opacity="100%" fo:background-color="#ffffff"/>
    </style:style>
    <style:style style:name="P3" style:family="paragraph" style:parent-style-name="Heading_20_3">
      <loext:graphic-properties draw:fill="solid" draw:fill-color="#ffffff" draw:opacity="100%"/>
      <style:paragraph-properties fo:background-color="#ffffff"/>
      <style:text-properties fo:color="#000000" loext:opacity="100%" fo:background-color="#ffffff"/>
    </style:style>
    <style:style style:name="P4" style:family="paragraph" style:parent-style-name="Preformatted_20_Text">
      <style:paragraph-properties fo:margin-left="0in" fo:margin-right="0in" fo:line-height="150%" fo:text-align="start" style:justify-single-word="false" fo:text-indent="0in" style:auto-text-indent="false"/>
    </style:style>
    <style:style style:name="P5" style:family="paragraph" style:parent-style-name="Preformatted_20_Text">
      <style:paragraph-properties fo:margin-left="0in" fo:margin-right="0in" fo:margin-top="0in" fo:margin-bottom="0.1965in" style:contextual-spacing="false" fo:line-height="150%" fo:text-align="start" style:justify-single-word="false" fo:text-indent="0in" style:auto-text-indent="false"/>
    </style:style>
    <style:style style:name="P6" style:family="paragraph" style:parent-style-name="Preformatted_20_Text">
      <style:paragraph-properties fo:line-height="150%" fo:text-align="start" style:justify-single-word="false"/>
    </style:style>
    <style:style style:name="P7" style:family="paragraph" style:parent-style-name="Preformatted_20_Text">
      <style:paragraph-properties fo:margin-top="0in" fo:margin-bottom="0.1965in" style:contextual-spacing="false" fo:line-height="150%" fo:text-align="start" style:justify-single-word="false"/>
    </style:style>
    <style:style style:name="P8" style:family="paragraph" style:parent-style-name="Preformatted_20_Text">
      <style:paragraph-properties fo:margin-top="0in" fo:margin-bottom="0.1965in" style:contextual-spacing="false"/>
    </style:style>
    <style:style style:name="P9" style:family="paragraph" style:parent-style-name="Standard">
      <style:text-properties officeooo:rsid="0011c790" officeooo:paragraph-rsid="0011c790"/>
    </style:style>
    <style:style style:name="P10" style:family="paragraph" style:parent-style-name="Standard">
      <style:text-properties officeooo:rsid="0011c790" officeooo:paragraph-rsid="00137817"/>
    </style:style>
    <style:style style:name="P11" style:family="paragraph" style:parent-style-name="Standard">
      <style:text-properties officeooo:rsid="00126747" officeooo:paragraph-rsid="00126747"/>
    </style:style>
    <style:style style:name="P12" style:family="paragraph" style:parent-style-name="Standard">
      <style:text-properties officeooo:rsid="00126747" officeooo:paragraph-rsid="0012f7ee"/>
    </style:style>
    <style:style style:name="P13" style:family="paragraph" style:parent-style-name="Standard">
      <style:text-properties officeooo:rsid="0012f7ee" officeooo:paragraph-rsid="0012f7ee"/>
    </style:style>
    <style:style style:name="P14" style:family="paragraph" style:parent-style-name="Standard">
      <style:text-properties officeooo:rsid="0012f7ee" officeooo:paragraph-rsid="00137817"/>
    </style:style>
    <style:style style:name="P15" style:family="paragraph" style:parent-style-name="Standard">
      <style:text-properties officeooo:rsid="00137817" officeooo:paragraph-rsid="00137817"/>
    </style:style>
    <style:style style:name="P16" style:family="paragraph" style:parent-style-name="Standard">
      <style:text-properties officeooo:rsid="0014c049" officeooo:paragraph-rsid="0014c049"/>
    </style:style>
    <style:style style:name="P17" style:family="paragraph" style:parent-style-name="Standard">
      <style:text-properties officeooo:rsid="00168d39" officeooo:paragraph-rsid="00168d39"/>
    </style:style>
    <style:style style:name="P18" style:family="paragraph" style:parent-style-name="Standard">
      <style:text-properties officeooo:rsid="0018441e" officeooo:paragraph-rsid="0018441e"/>
    </style:style>
    <style:style style:name="P19" style:family="paragraph" style:parent-style-name="Standard">
      <style:text-properties officeooo:rsid="001a0ffb" officeooo:paragraph-rsid="001a0ffb"/>
    </style:style>
    <style:style style:name="P20" style:family="paragraph" style:parent-style-name="Standard">
      <style:text-properties officeooo:rsid="001bb4c6" officeooo:paragraph-rsid="001bb4c6"/>
    </style:style>
    <style:style style:name="P21" style:family="paragraph" style:parent-style-name="Text_20_body">
      <loext:graphic-properties draw:fill="solid" draw:fill-color="#ffffff" draw:opacity="100%"/>
      <style:paragraph-properties fo:background-color="#ffffff"/>
    </style:style>
    <style:style style:name="P22" style:family="paragraph" style:parent-style-name="Text_20_body">
      <style:text-properties officeooo:rsid="001bb4c6" officeooo:paragraph-rsid="001bb4c6"/>
    </style:style>
    <style:style style:name="P23" style:family="paragraph" style:parent-style-name="Text_20_body">
      <loext:graphic-properties draw:fill="solid" draw:fill-color="#ffffff" draw:opacity="100%"/>
      <style:paragraph-properties fo:background-color="#ffffff"/>
      <style:text-properties officeooo:rsid="001bb4c6" officeooo:paragraph-rsid="001dd3cc"/>
    </style:style>
    <style:style style:name="P24" style:family="paragraph" style:parent-style-name="Text_20_body">
      <loext:graphic-properties draw:fill="solid" draw:fill-color="#ffffff" draw:opacity="100%"/>
      <style:paragraph-properties fo:background-color="#ffffff"/>
      <style:text-properties fo:color="#000000" loext:opacity="100%" fo:background-color="#ffffff"/>
    </style:style>
    <style:style style:name="P25" style:family="paragraph" style:parent-style-name="Text_20_body" style:list-style-name="L8">
      <loext:graphic-properties draw:fill="solid" draw:fill-color="#ffffff" draw:opacity="100%"/>
      <style:paragraph-properties fo:margin-top="0in" fo:margin-bottom="0in" style:contextual-spacing="false" fo:background-color="#ffffff"/>
      <style:text-properties fo:color="#000000" loext:opacity="100%" fo:background-color="#ffffff"/>
    </style:style>
    <style:style style:name="P26" style:family="paragraph" style:parent-style-name="Text_20_body" style:list-style-name="L8">
      <loext:graphic-properties draw:fill="solid" draw:fill-color="#ffffff" draw:opacity="100%"/>
      <style:paragraph-properties fo:background-color="#ffffff"/>
      <style:text-properties fo:color="#000000" loext:opacity="100%" fo:background-color="#ffffff"/>
    </style:style>
    <style:style style:name="P27" style:family="paragraph" style:parent-style-name="Text_20_body" style:list-style-name="L1">
      <loext:graphic-properties draw:fill="solid" draw:fill-color="#ffffff" draw:opacity="100%"/>
      <style:paragraph-properties fo:background-color="#ffffff"/>
    </style:style>
    <style:style style:name="P28" style:family="paragraph" style:parent-style-name="Text_20_body" style:list-style-name="L2">
      <loext:graphic-properties draw:fill="solid" draw:fill-color="#ffffff" draw:opacity="100%"/>
      <style:paragraph-properties fo:background-color="#ffffff"/>
    </style:style>
    <style:style style:name="P29" style:family="paragraph" style:parent-style-name="Text_20_body" style:list-style-name="L3">
      <loext:graphic-properties draw:fill="solid" draw:fill-color="#ffffff" draw:opacity="100%"/>
      <style:paragraph-properties fo:background-color="#ffffff"/>
    </style:style>
    <style:style style:name="P30" style:family="paragraph" style:parent-style-name="Text_20_body" style:list-style-name="L4">
      <loext:graphic-properties draw:fill="solid" draw:fill-color="#ffffff" draw:opacity="100%"/>
      <style:paragraph-properties fo:background-color="#ffffff"/>
    </style:style>
    <style:style style:name="P31" style:family="paragraph" style:parent-style-name="Text_20_body" style:list-style-name="L5">
      <loext:graphic-properties draw:fill="solid" draw:fill-color="#ffffff" draw:opacity="100%"/>
      <style:paragraph-properties fo:background-color="#ffffff"/>
    </style:style>
    <style:style style:name="P32" style:family="paragraph" style:parent-style-name="Text_20_body" style:list-style-name="L6">
      <loext:graphic-properties draw:fill="solid" draw:fill-color="#ffffff" draw:opacity="100%"/>
      <style:paragraph-properties fo:background-color="#ffffff"/>
    </style:style>
    <style:style style:name="P33" style:family="paragraph" style:parent-style-name="Text_20_body" style:list-style-name="L7">
      <loext:graphic-properties draw:fill="solid" draw:fill-color="#ffffff" draw:opacity="100%"/>
      <style:paragraph-properties fo:background-color="#ffffff"/>
    </style:style>
    <style:style style:name="P34" style:family="paragraph" style:parent-style-name="Text_20_body" style:list-style-name="L8">
      <loext:graphic-properties draw:fill="solid" draw:fill-color="#ffffff" draw:opacity="100%"/>
      <style:paragraph-properties fo:background-color="#ffffff"/>
    </style:style>
    <style:style style:name="P35" style:family="paragraph" style:parent-style-name="Text_20_body">
      <loext:graphic-properties draw:fill="solid" draw:fill-color="#ffffff" draw:opacity="100%"/>
      <style:paragraph-properties fo:background-color="#ffffff"/>
      <style:text-properties officeooo:paragraph-rsid="001c9eb4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126747"/>
    </style:style>
    <style:style style:name="T4" style:family="text">
      <style:text-properties officeooo:rsid="0012f7ee"/>
    </style:style>
    <style:style style:name="T5" style:family="text">
      <style:text-properties fo:font-weight="bold" officeooo:rsid="00126747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26747" style:font-weight-asian="normal" style:font-weight-complex="normal"/>
    </style:style>
    <style:style style:name="T8" style:family="text">
      <style:text-properties fo:font-weight="normal" officeooo:rsid="00168d39" style:font-weight-asian="normal" style:font-weight-complex="normal"/>
    </style:style>
    <style:style style:name="T9" style:family="text">
      <style:text-properties officeooo:rsid="00137817"/>
    </style:style>
    <style:style style:name="T10" style:family="text">
      <style:text-properties officeooo:rsid="0014c049"/>
    </style:style>
    <style:style style:name="T11" style:family="text">
      <style:text-properties officeooo:rsid="00168d39"/>
    </style:style>
    <style:style style:name="T12" style:family="text">
      <style:text-properties officeooo:rsid="001a0ffb"/>
    </style:style>
    <style:style style:name="T13" style:family="text">
      <style:text-properties fo:color="#000000" loext:opacity="100%" fo:background-color="#ffffff" loext:char-shading-value="0"/>
    </style:style>
    <style:style style:name="T14" style:family="text">
      <style:text-properties fo:color="#000000" loext:opacity="100%" officeooo:rsid="001c9eb4" fo:background-color="#ffffff" loext:char-shading-value="0"/>
    </style:style>
    <style:style style:name="T15" style:family="text">
      <style:text-properties fo:color="#000000" loext:opacity="100%" fo:font-style="normal" style:text-underline-style="none" fo:font-weight="normal" officeooo:rsid="001c9eb4" fo:background-color="#ffffff" loext:char-shading-value="0" style:font-style-asian="normal" style:font-weight-asian="normal" style:font-style-complex="normal" style:font-weight-complex="normal"/>
    </style:style>
    <style:style style:name="T16" style:family="text">
      <style:text-properties fo:color="#abb2bf" loext:opacity="100%" style:font-name="Fira Code" fo:background-color="#282c34" loext:char-shading-value="0" loext:padding="0in" loext:border="none"/>
    </style:style>
    <style:style style:name="T17" style:family="text">
      <style:text-properties fo:color="#abb2bf" loext:opacity="100%" fo:background-color="#282c34" loext:char-shading-value="0" loext:padding="0in" loext:border="none"/>
    </style:style>
    <style:style style:name="T18" style:family="text">
      <style:text-properties fo:color="#61afef" loext:opacity="100%" style:font-name="Fira Code" fo:background-color="#282c34" loext:char-shading-value="0" loext:padding="0in" loext:border="none"/>
    </style:style>
    <style:style style:name="T19" style:family="text">
      <style:text-properties officeooo:rsid="001c9eb4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3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4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5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Strong_20_Emphasis">Migrate / Restore VMs with XCP-ng</text:span></text:p>
      <text:p text:style-name="Horizontal_20_Line"/>
      <text:p text:style-name="P24">I have recently experienced hardware issues on one of my XCP‑ng hosts. I lost several VMs and need to rebuild this host from scratch with new components. To rescue the remaining VMs, I exported them to a new host that I built recently.</text:p>
      <text:p text:style-name="P24">Because the host is reachable only remotely and is experiencing hardware failures, migration via the XOA‑integrated tool is not straightforward.</text:p>
      <text:p text:style-name="P21"><text:span text:style-name="Strong_20_Emphasis"><text:span text:style-name="T13">Network difficulty</text:span></text:span><text:span text:style-name="T13"> – I managed to connect my local XOA instance to the remote host, but I cannot initiate a migration because the remote host lacks a network route to my local XCP‑ng host.</text:span></text:p>
      <text:p text:style-name="P21"><text:span text:style-name="Strong_20_Emphasis"><text:span text:style-name="T13">Hardware difficulties</text:span></text:span><text:span text:style-name="T13"> – The host suffers from disk or back‑plane/controller problems, which complicates VM export; the CLI tools fail for several VMs.</text:span></text:p>
      <text:p text:style-name="P24">Below are three methods I used to back up all VMs.</text:p>
      <text:p text:style-name="Horizontal_20_Line"/>
      <text:h text:style-name="P1" text:outline-level="2"><text:span text:style-name="Source_20_Text"><text:span text:style-name="T13">xe vm-export</text:span></text:span><text:span text:style-name="T13"> (CLI)</text:span></text:h>
      <text:p text:style-name="P21"><text:span text:style-name="T13">After installing XOA (Xen Orchestra), the simplest way to export a VM for migration is to use the </text:span><text:span text:style-name="Source_20_Text"><text:span text:style-name="T13">xe vm-export</text:span></text:span><text:span text:style-name="T13"> command.</text:span></text:p>
      <text:list xml:id="list518523663" text:style-name="L1">
        <text:list-item>
          <text:p text:style-name="P27"><text:span text:style-name="Strong_20_Emphasis"><text:span text:style-name="T13">Locate the VM</text:span></text:span><text:span text:style-name="T13"> – SSH into the XCP‑ng host and list all VMs, piping the output through </text:span><text:span text:style-name="Source_20_Text"><text:span text:style-name="T13">grep</text:span></text:span><text:span text:style-name="T13"> to filter by the VM’s name: </text:span></text:p>
        </text:list-item>
      </text:list>
      <text:p text:style-name="P5"><text:span text:style-name="Source_20_Text"><text:span text:style-name="T16">xe vm-list </text:span></text:span><text:span text:style-name="Source_20_Text"><text:span text:style-name="T18">|</text:span></text:span><text:span text:style-name="Source_20_Text"><text:span text:style-name="T16"> </text:span></text:span><text:span text:style-name="Source_20_Text"><text:span text:style-name="T18">grep</text:span></text:span><text:span text:style-name="Source_20_Text"><text:span text:style-name="T16"> -C2 myvirtualmachine</text:span></text:span></text:p>
      <text:p text:style-name="P21"><text:span text:style-name="T13">The </text:span><text:span text:style-name="Source_20_Text"><text:span text:style-name="T13">-C2</text:span></text:span><text:span text:style-name="T13"> option for </text:span><text:span text:style-name="Source_20_Text"><text:span text:style-name="T13">grep</text:span></text:span><text:span text:style-name="T13"> shows the two lines preceding and following the match, giving you the UUID of the target VM.</text:span></text:p>
      <text:p text:style-name="Preformatted_20_Text"><text:span text:style-name="Source_20_Text"><text:span text:style-name="T13">uuid ( RO) <text:s text:c="10"/>: b63b8285-94b5-3d26-9fe2-4be3ab046cd9</text:span></text:span></text:p>
      <text:p text:style-name="Preformatted_20_Text"><text:span text:style-name="Source_20_Text"><text:span text:style-name="T13">name-label ( RW) <text:s text:c="4"/>: myvirtualmachine-1</text:span></text:span></text:p>
      <text:p text:style-name="P8"><text:span text:style-name="Source_20_Text"><text:span text:style-name="T13">power-state ( RO) <text:s text:c="3"/>: halted</text:span></text:span></text:p>
      <text:list xml:id="list1387055073" text:style-name="L2">
        <text:list-item>
          <text:p text:style-name="P28"><text:span text:style-name="Strong_20_Emphasis"><text:span text:style-name="T13">Export the VM</text:span></text:span><text:span text:style-name="T13"> – Using that UUID, export the VM to an XVA file: </text:span></text:p>
        </text:list-item>
      </text:list>
      <text:p text:style-name="P4"><text:span text:style-name="Source_20_Text"><text:span text:style-name="T16">xe vm-export </text:span></text:span><text:span text:style-name="Source_20_Text"><text:span text:style-name="T18">vm=</text:span></text:span><text:span text:style-name="Source_20_Text"><text:span text:style-name="T16">b63b8285-94b5-3d26-9fe2-4be3ab046cd9 \</text:span></text:span></text:p>
      <text:p text:style-name="P7"><text:span text:style-name="Source_20_Text"><text:span text:style-name="T17"><text:s text:c="12"/></text:span></text:span><text:span text:style-name="Source_20_Text"><text:span text:style-name="T18">filename=</text:span></text:span><text:span text:style-name="Source_20_Text"><text:span text:style-name="T16">/run/sr-mount/a8f6df31-434f-d5e9-4163-99975b1df8ad/myvirtualmachine-1.xva</text:span></text:span></text:p>
      <text:p text:style-name="P21"><text:span text:style-name="Strong_20_Emphasis"><text:span text:style-name="T13">Note:</text:span></text:span><text:span text:style-name="T13"> An XVA is essentially a tarball containing the VHD (virtual hard disk) and an XML descriptor of the VM.</text:span></text:p>
      <text:list xml:id="list533972920" text:style-name="L3">
        <text:list-item>
          <text:p text:style-name="P29"><text:span text:style-name="Strong_20_Emphasis"><text:span text:style-name="T13">Transfer the XVA</text:span></text:span><text:span text:style-name="T13"> – After patiently waiting several days for the SCP transfer to complete, </text:span><text:soft-page-break/><text:span text:style-name="T13">import the XVA on the destination host: </text:span></text:p>
        </text:list-item>
      </text:list>
      <text:p text:style-name="P4"><text:span text:style-name="Source_20_Text"><text:span text:style-name="T16">xe vm-import </text:span></text:span><text:span text:style-name="Source_20_Text"><text:span text:style-name="T18">filename=</text:span></text:span><text:span text:style-name="Source_20_Text"><text:span text:style-name="T16">/run/sr-mount/SMB/Data/Backup/VirtualMachines/XCP-NG-NG/myvirtualmachine-1.xva \</text:span></text:span></text:p>
      <text:p text:style-name="P7"><text:span text:style-name="Source_20_Text"><text:span text:style-name="T17"><text:s text:c="12"/></text:span></text:span><text:span text:style-name="Source_20_Text"><text:span text:style-name="T16">sr-uuid</text:span></text:span><text:span text:style-name="Source_20_Text"><text:span text:style-name="T18">=</text:span></text:span><text:span text:style-name="Source_20_Text"><text:span text:style-name="T16">54b7eaaa-b873-410a-cef6-6be9999edfdd</text:span></text:span></text:p>
      <text:p text:style-name="P21"><text:span text:style-name="T13">Although XOA does not provide a UI import function </text:span><text:span text:style-name="T14">for XVA</text:span><text:span text:style-name="T13">, you can monitor the import job in XOA after invoking </text:span><text:span text:style-name="Source_20_Text"><text:span text:style-name="T13">vm-import</text:span></text:span><text:span text:style-name="T13"> from the CLI.</text:span></text:p>
      <text:p text:style-name="Horizontal_20_Line"/>
      <text:h text:style-name="P2" text:outline-level="2">SystemRescueCD – Manual Disk Imaging</text:h>
      <text:p text:style-name="P21"><text:span text:style-name="T13">At this point, XOA migration is impossible (network isolation), and </text:span><text:span text:style-name="Source_20_Text"><text:span text:style-name="T13">xe vm-export</text:span></text:span><text:span text:style-name="T13"> fails with I/O errors when reading the VHD. As a workaround, I booted a SystemRescueCD live environment and created an image of the virtual disk for later import. It’s a bit cumbersome, but it avoids rebuilding the VMs from scratch and </text:span><text:span text:style-name="T14">it is </text:span><text:span text:style-name="T13">a </text:span><text:span text:style-name="T14">good</text:span><text:span text:style-name="T13"> learning exercise.</text:span></text:p>
      <text:list xml:id="list307251503" text:style-name="L4">
        <text:list-item>
          <text:p text:style-name="P30"><text:span text:style-name="Strong_20_Emphasis"><text:span text:style-name="T13">Boot the failing </text:span></text:span><text:span text:style-name="Strong_20_Emphasis"><text:span text:style-name="T14">VM</text:span></text:span><text:span text:style-name="Strong_20_Emphasis"><text:span text:style-name="T13"> with SystemRescueCD</text:span></text:span><text:span text:style-name="T13"> and mount a network share where the image will be saved. In my case I saved directly to the XCP‑ng host by mounting it via </text:span><text:span text:style-name="Source_20_Text"><text:span text:style-name="T13">sshfs</text:span></text:span><text:span text:style-name="T13"> from the SystemRescueCD session: </text:span></text:p>
        </text:list-item>
      </text:list>
      <text:p text:style-name="P5"><text:span text:style-name="Source_20_Text"><text:span text:style-name="T16">sshfs backup@172.16.16.16:/run/sr-mount/a7f6df31-437e-dr88-4132-8af9999df8ad /mnt/sgxcp</text:span></text:span></text:p>
      <text:p text:style-name="P21"><text:span text:style-name="Emphasis"><text:span text:style-name="T13">As with </text:span></text:span><text:span text:style-name="Emphasis"><text:span text:style-name="Source_20_Text"><text:span text:style-name="T13">ssh</text:span></text:span></text:span><text:span text:style-name="Emphasis"><text:span text:style-name="T13">, you specify the user (</text:span></text:span><text:span text:style-name="Emphasis"><text:span text:style-name="Source_20_Text"><text:span text:style-name="T13">backup</text:span></text:span></text:span><text:span text:style-name="Emphasis"><text:span text:style-name="T13">), the IP address (</text:span></text:span><text:span text:style-name="Emphasis"><text:span text:style-name="Source_20_Text"><text:span text:style-name="T13">172.16.16.16</text:span></text:span></text:span><text:span text:style-name="Emphasis"><text:span text:style-name="T13">), the source directory </text:span></text:span><text:span text:style-name="Emphasis"><text:span text:style-name="T14">(</text:span></text:span><text:span text:style-name="Emphasis"><text:span text:style-name="T15">/run/sr-mount/a7f6df31-437e-dr88-4132-8af9999df8ad</text:span></text:span><text:span text:style-name="Emphasis"><text:span text:style-name="T14">)</text:span></text:span><text:span text:style-name="Emphasis"><text:span text:style-name="T13">, and the local mount point (</text:span></text:span><text:span text:style-name="Emphasis"><text:span text:style-name="Source_20_Text"><text:span text:style-name="T13">/mnt/sgxcp</text:span></text:span></text:span><text:span text:style-name="Emphasis"><text:span text:style-name="T13">).</text:span></text:span></text:p>
      <text:list xml:id="list1290896550" text:style-name="L5">
        <text:list-item>
          <text:p text:style-name="P31"><text:span text:style-name="Strong_20_Emphasis"><text:span text:style-name="T13">Convert the raw block device to a VHD</text:span></text:span><text:span text:style-name="T13"> using </text:span><text:span text:style-name="Source_20_Text"><text:span text:style-name="T13">qemu-img</text:span></text:span><text:span text:style-name="T13">: </text:span></text:p>
        </text:list-item>
      </text:list>
      <text:p text:style-name="P5"><text:span text:style-name="Source_20_Text"><text:span text:style-name="T16">qemu-img convert -p -f raw -O vpc /dev/xvdb /mnt/sgxcp/mydifficultvm.vhd</text:span></text:span></text:p>
      <text:p text:style-name="P21"><text:span text:style-name="Emphasis"><text:span text:style-name="Source_20_Text"><text:span text:style-name="T13">-p</text:span></text:span></text:span><text:span text:style-name="Emphasis"><text:span text:style-name="T13"> – shows progress.</text:span></text:span><text:span text:style-name="T13"><text:line-break/></text:span><text:span text:style-name="Emphasis"><text:span text:style-name="Source_20_Text"><text:span text:style-name="T13">-f raw</text:span></text:span></text:span><text:span text:style-name="Emphasis"><text:span text:style-name="T13"> – specifies the input format (raw block device).</text:span></text:span><text:span text:style-name="T13"><text:line-break/></text:span><text:span text:style-name="Emphasis"><text:span text:style-name="Source_20_Text"><text:span text:style-name="T13">-O vpc</text:span></text:span></text:span><text:span text:style-name="Emphasis"><text:span text:style-name="T13"> – sets the output format to VPC (Microsoft VHD).</text:span></text:span></text:p>
      <text:list xml:id="list3748991707" text:style-name="L6">
        <text:list-item>
          <text:p text:style-name="P32"><text:span text:style-name="Strong_20_Emphasis"><text:span text:style-name="T13">Create a VDI on the destination host</text:span></text:span><text:span text:style-name="T13"> (the VDI acts as a wrapper that XCP‑ng can attach to a VM). First retrieve the UUID of the storage repository (SR) where the VDI will reside: </text:span></text:p>
        </text:list-item>
      </text:list>
      <text:p text:style-name="P5"><text:span text:style-name="Source_20_Text"><text:span text:style-name="T16">xe sr-list</text:span></text:span></text:p>
      <text:p text:style-name="P24">Sample output:</text:p>
      <text:p text:style-name="Preformatted_20_Text"><text:span text:style-name="Source_20_Text"><text:span text:style-name="T13">uuid ( RO) <text:s text:c="15"/>: 54b98dd-b785-410a-cef6-6b999dfaa</text:span></text:span></text:p>
      <text:p text:style-name="Preformatted_20_Text"><text:span text:style-name="Source_20_Text"><text:span text:style-name="T13">name-label ( RW) <text:s text:c="9"/>: SR1</text:span></text:span></text:p>
      <text:p text:style-name="Preformatted_20_Text"><text:span text:style-name="Source_20_Text"><text:span text:style-name="T13">name-description ( RW) <text:s text:c="3"/>: local storage on NVME1</text:span></text:span></text:p>
      <text:p text:style-name="Preformatted_20_Text"><text:span text:style-name="Source_20_Text"><text:span text:style-name="T13">host ( RO) <text:s text:c="15"/>: xcp</text:span></text:span></text:p>
      <text:p text:style-name="Preformatted_20_Text"><text:span text:style-name="Source_20_Text"><text:span text:style-name="T13">type ( RO) <text:s text:c="15"/>: ext</text:span></text:span></text:p>
      <text:p text:style-name="P8"><text:span text:style-name="Source_20_Text"><text:span text:style-name="T13">content-type ( RO) <text:s text:c="7"/>: user</text:span></text:span></text:p>
      <text:p text:style-name="P24"><text:soft-page-break/>Create the VDI (choose a size equal to or larger than the source VHD):</text:p>
      <text:p text:style-name="P4"><text:span text:style-name="Source_20_Text"><text:span text:style-name="T16">xe vdi-create name-label</text:span></text:span><text:span text:style-name="Source_20_Text"><text:span text:style-name="T18">=</text:span></text:span><text:span text:style-name="Source_20_Text"><text:span text:style-name="T16">myvirtualmachine-1-xvda \</text:span></text:span></text:p>
      <text:p text:style-name="P6"><text:span text:style-name="Source_20_Text"><text:span text:style-name="T17"><text:s text:c="15"/></text:span></text:span><text:span text:style-name="Source_20_Text"><text:span text:style-name="T16">sr-uuid</text:span></text:span><text:span text:style-name="Source_20_Text"><text:span text:style-name="T18">=</text:span></text:span><text:span text:style-name="Source_20_Text"><text:span text:style-name="T16">54b98dd-b785-410a-cef6-6b999dfaa \</text:span></text:span></text:p>
      <text:p text:style-name="P7"><text:span text:style-name="Source_20_Text"><text:span text:style-name="T17"><text:s text:c="15"/></text:span></text:span><text:span text:style-name="Source_20_Text"><text:span text:style-name="T16">virtual-size</text:span></text:span><text:span text:style-name="Source_20_Text"><text:span text:style-name="T18">=</text:span></text:span><text:span text:style-name="Source_20_Text"><text:span text:style-name="T16">255GiB</text:span></text:span></text:p>
      <text:p text:style-name="P24">The command returns a VDI UUID; note it for the next step. If you missed it, retrieve it with:</text:p>
      <text:p text:style-name="P5"><text:span text:style-name="Source_20_Text"><text:span text:style-name="T16">xe vdi-list </text:span></text:span><text:span text:style-name="Source_20_Text"><text:span text:style-name="T18">|</text:span></text:span><text:span text:style-name="Source_20_Text"><text:span text:style-name="T16"> </text:span></text:span><text:span text:style-name="Source_20_Text"><text:span text:style-name="T18">grep</text:span></text:span><text:span text:style-name="Source_20_Text"><text:span text:style-name="T16"> -C1 myvirtualmachine</text:span></text:span></text:p>
      <text:list xml:id="list445075081" text:style-name="L7">
        <text:list-item>
          <text:p text:style-name="P33"><text:span text:style-name="Strong_20_Emphasis"><text:span text:style-name="T13">Import the VHD into the newly created VDI</text:span></text:span><text:span text:style-name="T13">: </text:span></text:p>
        </text:list-item>
      </text:list>
      <text:p text:style-name="P4"><text:span text:style-name="Source_20_Text"><text:span text:style-name="T16">xe vdi-import </text:span></text:span><text:span text:style-name="Source_20_Text"><text:span text:style-name="T18">filename=</text:span></text:span><text:span text:style-name="Source_20_Text"><text:span text:style-name="T16">mydifficultvm.vhd \</text:span></text:span></text:p>
      <text:p text:style-name="P6"><text:span text:style-name="Source_20_Text"><text:span text:style-name="T17"><text:s text:c="16"/></text:span></text:span><text:span text:style-name="Source_20_Text"><text:span text:style-name="T18">format=</text:span></text:span><text:span text:style-name="Source_20_Text"><text:span text:style-name="T16">vhd \</text:span></text:span></text:p>
      <text:p text:style-name="P6"><text:span text:style-name="Source_20_Text"><text:span text:style-name="T17"><text:s text:c="16"/></text:span></text:span><text:span text:style-name="Source_20_Text"><text:span text:style-name="T18">uuid=</text:span></text:span><text:span text:style-name="Source_20_Text"><text:span text:style-name="T16">e0ae1995-4c6b-4a12-99a0-b70d3c9995ab \</text:span></text:span></text:p>
      <text:p text:style-name="P7"><text:span text:style-name="Source_20_Text"><text:span text:style-name="T17"><text:s text:c="16"/></text:span></text:span><text:span text:style-name="Source_20_Text"><text:span text:style-name="T18">progress=</text:span></text:span><text:span text:style-name="Source_20_Text"><text:span text:style-name="T16">true</text:span></text:span></text:p>
      <text:p text:style-name="P21"><text:span text:style-name="Source_20_Text"><text:span text:style-name="T13">xe vdi-import</text:span></text:span><text:span text:style-name="T13"> imports a VHD into an existing VDI.</text:span></text:p>
      <text:list xml:id="list60500931" text:style-name="L8">
        <text:list-item>
          <text:p text:style-name="P34"><text:span text:style-name="Strong_20_Emphasis"><text:span text:style-name="T13">Create a VM that boots from the VDI</text:span></text:span></text:p>
          <text:list>
            <text:list-item>
              <text:p text:style-name="P25">In XOA, run the standard “Create VM” wizard (details omitted). </text:p>
            </text:list-item>
            <text:list-item>
              <text:p text:style-name="P26">XOA requires a placeholder disk during VM creation; after the VM exists, delete the auto‑generated disk and attach the VDI you just <text:span text:style-name="T19">created previously</text:span>. </text:p>
            </text:list-item>
          </text:list>
        </text:list-item>
      </text:list>
      <text:p text:style-name="P21"><text:span text:style-name="Strong_20_Emphasis"><text:span text:style-name="T13">Congratulations!</text:span></text:span><text:span text:style-name="T13"> You can now start the VM.</text:span></text:p>
      <text:p text:style-name="Horizontal_20_Line"/>
      <text:h text:style-name="P2" text:outline-level="2">Simple VHD Copy (Manual)</text:h>
      <text:p text:style-name="P35"><text:span text:style-name="T13">This is another option I tested for a single VM when the previous methods failed, </text:span><text:span text:style-name="T14">but the copy systematically failed with read error</text:span><text:span text:style-name="T13">.</text:span></text:p>
      <text:p text:style-name="P35"><text:span text:style-name="T13">XCP‑ng stores all disks as VHD files under a specific mount point, which you can locate with </text:span><text:span text:style-name="Source_20_Text"><text:span text:style-name="T13">df -h</text:span></text:span><text:span text:style-name="T13"> after SSH’ing into the host. I haven’t verified this with known‑good VHDs, but in theory you could copy the VHD to the new host, import it into a fresh VDI, and attach that VDI to a VM. This remains a topic for future investigation.</text:span></text:p>
      <text:p text:style-name="Horizontal_20_Line"/>
      <text:h text:style-name="P2" text:outline-level="2">Windows Backup (Guest‑Side)</text:h>
      <text:p text:style-name="P24">For one VM, none of the above worked. I therefore attempted a guest‑side backup using Windows’ built‑in Backup utility. The plan was to back up the Windows VM internally, recreate a new VM on the destination XCP‑ng host, and restore the backup after booting from a Windows ISO. Unfortunately this method also failed.</text:p>
      <text:p text:style-name="Horizontal_20_Line"><text:soft-page-break/></text:p>
      <text:h text:style-name="P2" text:outline-level="2">Manual Data Dump &amp; Rebuild</text:h>
      <text:p text:style-name="P24">This final approach involves manually dumping databases and files, then rebuilding the VM on the new host. I’m currently at this stage; it’s unrelated to XCP‑ng, so I won’t elaborate further. Fingers crossed it goes smoothly.</text:p>
      <text:p text:style-name="P24">At least only two VMs remain to be rebuilt.</text:p>
      <text:p text:style-name="Horizontal_20_Line"/>
      <text:h text:style-name="P3" text:outline-level="3">Closing Remarks</text:h>
      <text:p text:style-name="P21"><text:span text:style-name="T13">Re‑iterating these procedures has allowed me to recover the majority of my workloads despite severe hardware failure and network isolation. The combination of </text:span><text:span text:style-name="Source_20_Text"><text:span text:style-name="T13">xe vm-export</text:span></text:span><text:span text:style-name="T13">, SystemRescueCD imaging, and manual reconstruction provides a flexible toolbox for any XCP‑ng disaster‑recovery scenario.</text:span></text:p>
      <text:p text:style-name="P23"><text:span text:style-name="T13">Doing and re-doing is still working….</text:span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ira Code" svg:font-family="'Fira Code', 'Fira Mono', Menlo, Consolas, 'DejaVu Sans Mono', monospac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modern" style:font-pitch="fixed"/>
    <style:font-face style:name="Noto Serif CJK JP" svg:font-family="'Noto Serif CJK JP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DejaVu Sans" style:font-size-asian="12pt" style:language-asian="ja" style:country-asian="JP" style:font-name-complex="Noto Sans Arabic UI" style:font-size-complex="12pt" style:language-complex="hi" style:country-complex="IN" fo:hyphenate="false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JP" style:font-family-asian="'Noto Serif CJK JP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JP" style:font-family-asian="'Noto Sans Mono CJK J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JP" style:font-family-asian="'Noto Sans Mono CJK J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5-06-13T00:00:00</meta:creation-date>
    <dc:date>2026-02-23T16:22:47.258685826</dc:date>
    <meta:editing-duration>PT20M41S</meta:editing-duration>
    <meta:editing-cycles>3</meta:editing-cycles>
    <meta:document-statistic meta:table-count="0" meta:image-count="0" meta:object-count="0" meta:page-count="4" meta:paragraph-count="66" meta:word-count="923" meta:character-count="6014" meta:non-whitespace-character-count="4966"/>
  </office:meta>
</office:document-meta>
</file>